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Ubuntu Mono" svg:font-family="'Ubuntu Mono'" style:font-pitch="fixed"/>
    <style:font-face style:name="Ubuntu1" svg:font-family="Ubuntu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</style:style>
    <style:style style:name="P2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80c95" officeooo:paragraph-rsid="00180c95"/>
    </style:style>
    <style:style style:name="P3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a76df" officeooo:paragraph-rsid="001a76df"/>
    </style:style>
    <style:style style:name="P4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a76df" officeooo:paragraph-rsid="001ac6f4"/>
    </style:style>
    <style:style style:name="P5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fo:font-weight="bold" officeooo:rsid="001f6de3" officeooo:paragraph-rsid="001f6de3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f06ed" officeooo:paragraph-rsid="001f06ed"/>
    </style:style>
    <style:style style:name="P7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f5631" officeooo:paragraph-rsid="001f5631"/>
    </style:style>
    <style:style style:name="P8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f6de3" officeooo:paragraph-rsid="001f6de3"/>
    </style:style>
    <style:style style:name="P9" style:family="paragraph" style:parent-style-name="Standard" style:master-page-name="">
      <loext:graphic-properties draw:fill="none"/>
      <style:paragraph-properties fo:margin-left="0.3118in" fo:margin-right="0in" fo:text-indent="0.3118in" style:auto-text-indent="false" style:page-number="auto" fo:background-color="transparent"/>
      <style:text-properties style:font-name="Ubuntu Mono" officeooo:rsid="001f6de3" officeooo:paragraph-rsid="001f6de3"/>
    </style:style>
    <style:style style:name="P10" style:family="paragraph" style:parent-style-name="Heading_20_3" style:master-page-name="">
      <loext:graphic-properties draw:fill="none"/>
      <style:paragraph-properties fo:margin-left="0in" fo:margin-right="0in" fo:margin-top="0.0972in" fo:margin-bottom="0.0835in" loext:contextual-spacing="false" fo:text-indent="0.3118in" style:auto-text-indent="false" style:page-number="auto" fo:background-color="transparent" fo:keep-with-next="always"/>
    </style:style>
    <style:style style:name="P11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a76df" officeooo:paragraph-rsid="001a76df"/>
    </style:style>
    <style:style style:name="P12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f6de3" officeooo:paragraph-rsid="001f6de3"/>
    </style:style>
    <style:style style:name="P13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37cfb1" officeooo:paragraph-rsid="00483e78"/>
    </style:style>
    <style:style style:name="P14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437633" officeooo:paragraph-rsid="0052dbf3"/>
    </style:style>
    <style:style style:name="P15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59b189" officeooo:paragraph-rsid="007305b2"/>
    </style:style>
    <style:style style:name="P16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59b189" officeooo:paragraph-rsid="0084b3ac"/>
    </style:style>
    <style:style style:name="P17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84b3ac" officeooo:paragraph-rsid="00857c6c"/>
    </style:style>
    <style:style style:name="P18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8c6e56" officeooo:paragraph-rsid="008c6e56"/>
    </style:style>
    <style:style style:name="P19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fo:font-weight="normal" officeooo:rsid="008c6e56" officeooo:paragraph-rsid="008c6e56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b77747" officeooo:paragraph-rsid="00b77747"/>
    </style:style>
    <style:style style:name="P21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officeooo:rsid="001f6de3" officeooo:paragraph-rsid="001f6de3"/>
    </style:style>
    <style:style style:name="P22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officeooo:rsid="001f6de3" officeooo:paragraph-rsid="003471b6"/>
    </style:style>
    <style:style style:name="P23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fo:font-style="italic" officeooo:rsid="001f6de3" officeooo:paragraph-rsid="001f6de3" style:font-style-asian="italic" style:font-style-complex="italic"/>
    </style:style>
    <style:style style:name="P24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officeooo:rsid="001f5631" officeooo:paragraph-rsid="003471b6"/>
    </style:style>
    <style:style style:name="P25" style:family="paragraph" style:parent-style-name="Standard" style:master-page-name="">
      <loext:graphic-properties draw:fill="none"/>
      <style:paragraph-properties fo:margin-left="0.3118in" fo:margin-right="0in" fo:text-indent="0.3118in" style:auto-text-indent="false" style:page-number="auto" fo:background-color="transparent"/>
      <style:text-properties style:font-name="Ubuntu Mono" officeooo:rsid="001f6de3" officeooo:paragraph-rsid="003471b6"/>
    </style:style>
    <style:style style:name="P26" style:family="paragraph" style:parent-style-name="Standard" style:master-page-name="">
      <loext:graphic-properties draw:fill="none"/>
      <style:paragraph-properties fo:margin-left="0.3118in" fo:margin-right="0in" fo:text-indent="0.3118in" style:auto-text-indent="false" style:page-number="auto" fo:background-color="transparent"/>
      <style:text-properties style:font-name="Ubuntu Mono" officeooo:rsid="008dc87e" officeooo:paragraph-rsid="008dc87e"/>
    </style:style>
    <style:style style:name="P27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officeooo:rsid="008dc87e" officeooo:paragraph-rsid="008dc87e"/>
    </style:style>
    <style:style style:name="P28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officeooo:rsid="008dc87e" officeooo:paragraph-rsid="00a54dc3"/>
    </style:style>
    <style:style style:name="P29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officeooo:rsid="008dc87e" officeooo:paragraph-rsid="00a6ed88"/>
    </style:style>
    <style:style style:name="P30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officeooo:rsid="008dc87e" officeooo:paragraph-rsid="00af92da"/>
    </style:style>
    <style:style style:name="P31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officeooo:rsid="008dc87e" officeooo:paragraph-rsid="00b27586"/>
    </style:style>
    <style:style style:name="P32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fo:font-weight="bold" officeooo:rsid="008dc87e" officeooo:paragraph-rsid="008dc87e" style:font-weight-asian="bold" style:font-weight-complex="bold"/>
    </style:style>
    <style:style style:name="P33" style:family="paragraph" style:parent-style-name="Heading_20_1" style:master-page-name="">
      <loext:graphic-properties draw:fill="none"/>
      <style:paragraph-properties fo:margin-left="0in" fo:margin-right="0in" fo:margin-top="0.1665in" fo:margin-bottom="0.0835in" loext:contextual-spacing="false" fo:text-indent="0.3118in" style:auto-text-indent="false" style:page-number="auto" fo:background-color="transparent" fo:keep-with-next="alway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c6f4" style:font-weight-asian="bold" style:font-weight-complex="bold"/>
    </style:style>
    <style:style style:name="T3" style:family="text">
      <style:text-properties fo:font-weight="bold" officeooo:rsid="009f2cec" style:font-weight-asian="bold" style:font-weight-complex="bold"/>
    </style:style>
    <style:style style:name="T4" style:family="text">
      <style:text-properties fo:font-weight="bold" officeooo:rsid="00a0f3e9" style:font-weight-asian="bold" style:font-weight-complex="bold"/>
    </style:style>
    <style:style style:name="T5" style:family="text">
      <style:text-properties fo:font-weight="bold" officeooo:rsid="00ae4855" style:font-weight-asian="bold" style:font-weight-complex="bold"/>
    </style:style>
    <style:style style:name="T6" style:family="text">
      <style:text-properties fo:font-weight="bold" officeooo:rsid="00af4dbb" style:font-weight-asian="bold" style:font-weight-complex="bold"/>
    </style:style>
    <style:style style:name="T7" style:family="text">
      <style:text-properties fo:font-weight="bold" officeooo:rsid="00b436b3" style:font-weight-asian="bold" style:font-weight-complex="bold"/>
    </style:style>
    <style:style style:name="T8" style:family="text">
      <style:text-properties fo:font-weight="bold" officeooo:rsid="00b6cdc4" style:font-weight-asian="bold" style:font-weight-complex="bold"/>
    </style:style>
    <style:style style:name="T9" style:family="text">
      <style:text-properties style:font-name="Ubuntu1" officeooo:rsid="002a6ffa"/>
    </style:style>
    <style:style style:name="T10" style:family="text">
      <style:text-properties style:font-name="Ubuntu1" officeooo:rsid="002c9e3e"/>
    </style:style>
    <style:style style:name="T11" style:family="text">
      <style:text-properties style:font-name="Ubuntu Mono"/>
    </style:style>
    <style:style style:name="T12" style:family="text">
      <style:text-properties style:font-name="Ubuntu Mono" officeooo:rsid="00267870"/>
    </style:style>
    <style:style style:name="T13" style:family="text">
      <style:text-properties style:font-name="Ubuntu Mono" officeooo:rsid="002a6ffa"/>
    </style:style>
    <style:style style:name="T14" style:family="text">
      <style:text-properties style:font-name="Ubuntu Mono" officeooo:rsid="002aaf95"/>
    </style:style>
    <style:style style:name="T15" style:family="text">
      <style:text-properties style:font-name="Ubuntu Mono" officeooo:rsid="002c9e3e"/>
    </style:style>
    <style:style style:name="T16" style:family="text">
      <style:text-properties style:font-name="Ubuntu Mono" officeooo:rsid="00437633"/>
    </style:style>
    <style:style style:name="T17" style:family="text">
      <style:text-properties officeooo:rsid="002ed355"/>
    </style:style>
    <style:style style:name="T18" style:family="text">
      <style:text-properties officeooo:rsid="003b1788"/>
    </style:style>
    <style:style style:name="T19" style:family="text">
      <style:text-properties officeooo:rsid="00437633"/>
    </style:style>
    <style:style style:name="T20" style:family="text">
      <style:text-properties officeooo:rsid="0049a146"/>
    </style:style>
    <style:style style:name="T21" style:family="text">
      <style:text-properties officeooo:rsid="004b9a8a"/>
    </style:style>
    <style:style style:name="T22" style:family="text">
      <style:text-properties officeooo:rsid="004ce7b0"/>
    </style:style>
    <style:style style:name="T23" style:family="text">
      <style:text-properties officeooo:rsid="005b7890"/>
    </style:style>
    <style:style style:name="T24" style:family="text">
      <style:text-properties officeooo:rsid="007368be"/>
    </style:style>
    <style:style style:name="T25" style:family="text">
      <style:text-properties officeooo:rsid="0084f756"/>
    </style:style>
    <style:style style:name="T26" style:family="text">
      <style:text-properties officeooo:rsid="00887a4e"/>
    </style:style>
    <style:style style:name="T27" style:family="text">
      <style:text-properties fo:font-style="italic" officeooo:rsid="009f2cec" style:font-style-asian="italic" style:font-style-complex="italic"/>
    </style:style>
    <style:style style:name="T28" style:family="text">
      <style:text-properties fo:font-style="italic" officeooo:rsid="00b9adb2" style:font-style-asian="italic" style:font-style-complex="italic"/>
    </style:style>
    <style:style style:name="T29" style:family="text">
      <style:text-properties officeooo:rsid="0091a750"/>
    </style:style>
    <style:style style:name="T30" style:family="text">
      <style:text-properties officeooo:rsid="009f2cec"/>
    </style:style>
    <style:style style:name="T31" style:family="text">
      <style:text-properties officeooo:rsid="00a54dc3"/>
    </style:style>
    <style:style style:name="T32" style:family="text">
      <style:text-properties officeooo:rsid="00af4dbb"/>
    </style:style>
    <style:style style:name="T33" style:family="text">
      <style:text-properties officeooo:rsid="00b436b3"/>
    </style:style>
    <style:style style:name="T34" style:family="text">
      <style:text-properties officeooo:rsid="00b6b28c"/>
    </style:style>
    <style:style style:name="T35" style:family="text">
      <style:text-properties fo:font-weight="normal" officeooo:rsid="00b6cdc4" style:font-weight-asian="normal" style:font-weight-complex="normal"/>
    </style:style>
    <style:style style:name="T36" style:family="text">
      <style:text-properties officeooo:rsid="00b9adb2"/>
    </style:style>
    <style:style style:name="T37" style:family="text">
      <style:text-properties style:text-position="super 58%" officeooo:rsid="00b9adb2"/>
    </style:style>
    <style:style style:name="T38" style:family="text">
      <style:text-properties style:text-position="super 58%" fo:font-style="italic" officeooo:rsid="00b9adb2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ngest Palindromic Substring</text:p>
      <text:p text:style-name="P1"/>
      <text:h text:style-name="P33" text:outline-level="1">Problem</text:h>
      <text:p text:style-name="P2"/>
      <text:p text:style-name="P3"><text:span text:style-name="T1">Input:</text:span> <text:span text:style-name="T12">s:string</text:span></text:p>
      <text:p text:style-name="P3"/>
      <text:p text:style-name="P6"><text:span text:style-name="T1">Assumptions:</text:span> &lt;assumptions&gt;</text:p>
      <text:p text:style-name="P3"/>
      <text:p text:style-name="P4"><text:span text:style-name="T2">Out</text:span><text:span text:style-name="T1">put:</text:span> <text:span text:style-name="T15">o</text:span><text:span text:style-name="T14">:s</text:span><text:span text:style-name="T13">tring</text:span><text:span text:style-name="T9"> – </text:span><text:span text:style-name="T10">the longest palindromic substring in s</text:span></text:p>
      <text:p text:style-name="P4"/>
      <text:p text:style-name="P5">Examples:</text:p>
      <text:p text:style-name="P7"/>
      <text:p text:style-name="P9"><text:span text:style-name="T1">Input:</text:span> <text:span text:style-name="T17">s=”babad”</text:span></text:p>
      <text:p text:style-name="P21"><text:span text:style-name="T1">Output:</text:span> <text:span text:style-name="T17">o=”bab”</text:span></text:p>
      <text:p text:style-name="P23">Note: <text:span text:style-name="T17">o=”aba” is also valid output</text:span></text:p>
      <text:p text:style-name="P23"/>
      <text:p text:style-name="P25"><text:span text:style-name="T1">Input:</text:span> <text:span text:style-name="T17">s=”cbbd”</text:span></text:p>
      <text:p text:style-name="P22"><text:span text:style-name="T1">Output:</text:span> <text:span text:style-name="T17">o=”bb”</text:span></text:p>
      <text:p text:style-name="P24"/>
      <text:h text:style-name="P33" text:outline-level="1">Solution</text:h>
      <text:p text:style-name="P8"/>
      <text:h text:style-name="P10" text:outline-level="3">Solution 1: Expanding Around Center</text:h>
      <text:p text:style-name="P8"/>
      <text:p text:style-name="P13">Every palindrome is symmetric <text:span text:style-name="T18">around its center. The center of a palindrome is either a character if its length is odd or an implicit separator between two adjacent characters if its length is even.</text:span></text:p>
      <text:p text:style-name="P14">Each character <text:span text:style-name="T21">in</text:span> <text:span text:style-name="T11">s</text:span> can potentially be either the center <text:span text:style-name="T20">character</text:span> of a palindrome or the rightmost (or leftmost) <text:span text:style-name="T18">character</text:span> to its <text:span text:style-name="T24">implicit</text:span> center. <text:span text:style-name="T22">The goal is to find the longest palindrome for each character where the character is the center character or </text:span>rightmost (or leftmost)<text:span text:style-name="T22"> to the implicit center and pick the longest among them.</text:span></text:p>
      <text:p text:style-name="P16">For each character<text:span text:style-name="T19"> in </text:span><text:span text:style-name="T16">s</text:span> we consider two cases: <text:span text:style-name="T23">either it is the center character or rightmost to the implicit center of a palindrome. There is no need to check the case when it is the leftmost character to the implicit center, because this case is covered by the next character.</text:span></text:p>
      <text:p text:style-name="P17">To find the longest palindrome <text:span text:style-name="T25">with</text:span> a given center we just need <text:span text:style-name="T26">to sequentially compare symmetrical characters until we find two different ones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8"><text:soft-page-break/><text:span text:style-name="T1">Pseudocode:</text:span></text:p>
      <text:p text:style-name="P15"/>
      <text:p text:style-name="P15"/>
      <text:p text:style-name="P26"><text:span text:style-name="T1">for</text:span> <text:span text:style-name="T29">c</text:span> <text:span text:style-name="T5">in</text:span> s</text:p>
      <text:p text:style-name="P27"><text:tab/><text:span text:style-name="T3">for</text:span><text:span text:style-name="T30"> left_c </text:span><text:span text:style-name="T27">and</text:span><text:span text:style-name="T30"> right_c </text:span><text:span text:style-name="T27">symmetrically around</text:span><text:span text:style-name="T30"> c</text:span></text:p>
      <text:p text:style-name="P29"><text:s text:c="7"/>odd = (odd) <text:span text:style-name="T4">and</text:span> (<text:span text:style-name="T31">left_c</text:span> <text:span text:style-name="T31">==</text:span> <text:span text:style-name="T31">right_c</text:span>);</text:p>
      <text:p text:style-name="P29"><text:tab/><text:tab/>even = (even) <text:span text:style-name="T4">and</text:span> (<text:span text:style-name="T31">left_c</text:span> <text:span text:style-name="T31">==</text:span> <text:span text:style-name="T31">previous(right_c)</text:span>);</text:p>
      <text:p text:style-name="P28"/>
      <text:p text:style-name="P28"><text:tab/><text:tab/><text:span text:style-name="T6">if</text:span><text:span text:style-name="T32"> odd</text:span></text:p>
      <text:p text:style-name="P28"><text:tab/><text:tab/><text:tab/><text:span text:style-name="T34">subresult = s[left_c </text:span><text:span text:style-name="T6">to</text:span><text:span text:style-name="T32"> right_c]</text:span></text:p>
      <text:p text:style-name="P30"><text:tab/><text:tab/><text:span text:style-name="T7">else</text:span><text:span text:style-name="T33"> </text:span><text:span text:style-name="T6">if</text:span><text:span text:style-name="T32"> even</text:span></text:p>
      <text:p text:style-name="P31"><text:tab/><text:tab/><text:tab/><text:span text:style-name="T34">subresult = s[left_c </text:span><text:span text:style-name="T6">to</text:span><text:span text:style-name="T32"> previous(right_c)]</text:span></text:p>
      <text:p text:style-name="P31"><text:tab/><text:tab/><text:span text:style-name="T7">else</text:span></text:p>
      <text:p text:style-name="P31"><text:tab/><text:tab/><text:tab/><text:span text:style-name="T7">break</text:span></text:p>
      <text:p text:style-name="P27"><text:tab/><text:span text:style-name="T3">end</text:span></text:p>
      <text:p text:style-name="P27"><text:span text:style-name="T3"/></text:p>
      <text:p text:style-name="P27"><text:span text:style-name="T3"><text:tab/></text:span><text:span text:style-name="T8">if </text:span><text:span text:style-name="T35">length(subresult) &gt; length(result)</text:span></text:p>
      <text:p text:style-name="P27"><text:span text:style-name="T35"><text:tab/><text:tab/>result = subresult</text:span></text:p>
      <text:p text:style-name="P32">end</text:p>
      <text:p text:style-name="P14"/>
      <text:p text:style-name="P14"/>
      <text:p text:style-name="P20"><text:span text:style-name="T1">Time Complexity:</text:span> <text:span text:style-name="T28">O(n</text:span><text:span text:style-name="T38">2</text:span><text:span text:style-name="T28">)</text:span></text:p>
      <text:p text:style-name="P20"/>
      <text:p text:style-name="P20"><text:span text:style-name="T1">Space Complexity:</text:span> <text:span text:style-name="T28">O(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Ubuntu Mono" svg:font-family="'Ubuntu Mono'" style:font-pitch="fixed"/>
    <style:font-face style:name="Ubuntu1" svg:font-family="Ubuntu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Ubuntu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" fo:font-family="Ubuntu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3:18:38.750847592</meta:creation-date>
    <dc:date>2020-04-11T18:36:49.883886875</dc:date>
    <meta:editing-duration>PT5H14M39S</meta:editing-duration>
    <meta:editing-cycles>142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259" meta:character-count="1621" meta:non-whitespace-character-count="1366"/>
  </office:meta>
</office:document-meta>
</file>